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SimSun" svg:font-family="SimSun" style:font-family-generic="system" style:font-pitch="variable"/>
  </office:font-face-decls>
  <office:automatic-styles>
    <style:style style:name="Table1" style:family="table">
      <style:table-properties style:width="15.289cm" fo:margin-left="0.423cm" fo:margin-right="0.208cm" fo:margin-top="0cm" fo:margin-bottom="0cm" table:align="margins" style:writing-mode="lr-tb"/>
    </style:style>
    <style:style style:name="Table1.A" style:family="table-column">
      <style:table-column-properties style:column-width="5.636cm" style:rel-column-width="24156*"/>
    </style:style>
    <style:style style:name="Table1.B" style:family="table-column">
      <style:table-column-properties style:column-width="2.487cm" style:rel-column-width="10660*"/>
    </style:style>
    <style:style style:name="Table1.C" style:family="table-column">
      <style:table-column-properties style:column-width="7.167cm" style:rel-column-width="30719*"/>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4" style:family="table-row">
      <style:table-row-properties style:min-row-height="0.106cm" style:keep-together="true" fo:keep-together="auto"/>
    </style:style>
    <style:style style:name="P1" style:family="paragraph" style:parent-style-name="Standard">
      <style:text-properties style:font-name="Calibri Light" fo:font-size="14pt" style:font-size-asian="14pt" style:font-name-complex="Calibri Light1" style:font-size-complex="14pt"/>
    </style:style>
    <style:style style:name="P2" style:family="paragraph" style:parent-style-name="Standard">
      <style:text-properties style:font-name="Calibri Light" fo:font-size="12pt" style:font-size-asian="12pt" style:font-name-complex="Calibri Light1" style:font-size-complex="12pt"/>
    </style:style>
    <style:style style:name="P3" style:family="paragraph" style:parent-style-name="Standard">
      <style:text-properties style:font-name-complex="Calibri1"/>
    </style:style>
    <style:style style:name="P4" style:family="paragraph" style:parent-style-name="Standard">
      <style:text-properties fo:color="#00b0f0"/>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master-page-name="Standard">
      <style:paragraph-properties style:page-number="auto"/>
      <style:text-properties style:font-name="Calibri Light" fo:font-size="14pt" style:font-size-asian="14pt" style:font-name-complex="Calibri Light1"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style:font-name-complex="Calibri1"/>
    </style:style>
    <style:style style:name="P9" style:family="paragraph" style:parent-style-name="Standard">
      <style:text-properties fo:color="#ff0000" style:font-name="Calibri Light" fo:font-size="12pt" style:font-size-asian="12pt" style:font-name-complex="Calibri Light1" style:font-size-complex="12pt"/>
    </style:style>
    <style:style style:name="P10" style:family="paragraph" style:parent-style-name="Standard">
      <style:text-properties fo:color="#00b050" style:font-name="Calibri Light" fo:font-size="12pt" style:font-size-asian="12pt" style:font-name-complex="Calibri Light1" style:font-size-complex="12pt"/>
    </style:style>
    <style:style style:name="P11" style:family="paragraph" style:parent-style-name="Standard">
      <style:text-properties fo:color="#00b0f0" style:font-name="Calibri Light" fo:font-size="12pt" style:font-size-asian="12pt" style:font-name-complex="Calibri Light1" style:font-size-complex="12pt"/>
    </style:style>
    <style:style style:name="P12" style:family="paragraph" style:parent-style-name="Standard">
      <style:text-properties style:font-name="Calibri Light" fo:font-size="12pt" style:font-size-asian="12pt" style:font-name-complex="Calibri Light1" style:font-size-complex="12pt"/>
    </style:style>
    <style:style style:name="P13" style:family="paragraph" style:parent-style-name="Standard">
      <style:text-properties fo:color="#404040"/>
    </style:style>
    <style:style style:name="P14" style:family="paragraph" style:parent-style-name="Standard">
      <style:text-properties fo:color="#595959" fo:font-style="italic" style:font-style-asian="italic" style:font-style-complex="italic"/>
    </style:style>
    <style:style style:name="P15" style:family="paragraph" style:parent-style-name="Standard">
      <style:text-properties fo:color="#0070c0"/>
    </style:style>
    <style:style style:name="P16" style:family="paragraph" style:parent-style-name="Standard">
      <style:paragraph-properties fo:break-before="page"/>
      <style:text-properties fo:color="#595959" fo:font-style="italic" style:font-style-asian="italic" style:font-style-complex="italic"/>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T1" style:family="text">
      <style:text-properties style:font-name="Segoe UI Emoji" style:font-name-asian="Segoe UI Emoji1" style:font-name-complex="Segoe UI Emoji1"/>
    </style:style>
    <style:style style:name="T2" style:family="text">
      <style:text-properties style:font-name="Segoe UI Emoji" fo:font-size="13pt" style:font-name-asian="Segoe UI Emoji1" style:font-size-asian="13pt" style:font-name-complex="Segoe UI Emoji1" style:font-size-complex="13pt"/>
    </style:style>
    <style:style style:name="T3" style:family="text">
      <style:text-properties style:font-name="Arial1" fo:font-size="13pt" style:font-size-asian="13pt" style:font-name-complex="Arial2" style:font-size-complex="13pt"/>
    </style:style>
    <style:style style:name="T4" style:family="text">
      <style:text-properties style:font-name="Arial1" fo:font-size="13pt" style:font-name-asian="Segoe UI Emoji1" style:font-size-asian="13pt" style:font-name-complex="Arial2" style:font-size-complex="13pt"/>
    </style:style>
    <style:style style:name="T5" style:family="text">
      <style:text-properties fo:color="#00b0f0"/>
    </style:style>
    <style:style style:name="T6" style:family="text">
      <style:text-properties fo:color="#404040"/>
    </style:style>
    <style:style style:name="T7" style:family="text">
      <style:text-properties fo:color="#595959"/>
    </style:style>
    <style:style style:name="T8" style:family="text">
      <style:text-properties fo:color="#595959"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limetoad – The Swamp Behemoth<text:tab/><text:tab/><text:tab/><text:tab/>Custom Hero Concept</text:p>
      <text:p text:style-name="P1"/>
      <text:list xml:id="list3436274381115551817" text:style-name="Outline">
        <text:list-item>
          <text:h text:style-name="Heading_20_1" text:outline-level="1">Hero Description</text:h>
        </text:list-item>
      </text:list>
      <text:p text:style-name="P7">Freely splits apart and recombines</text:p>
      <text:p text:style-name="Standard">Complexity: <text:span text:style-name="T1">♦♦♦</text:span></text:p>
      <text:p text:style-name="Standard">Carry:<text:span text:style-name="T3"> </text:span><text:span text:style-name="T2">♦♦</text:span><text:span text:style-name="T4">◊</text:span><text:tab/><text:tab/>Support:<text:span text:style-name="T1">♦</text:span><text:span text:style-name="T4">◊</text:span><text:span text:style-name="T3">◊<text:tab/><text:tab/></text:span><text:tab/>Nuker: <text:span text:style-name="T1">♦♦</text:span><text:span text:style-name="T4">◊</text:span></text:p>
      <text:p text:style-name="Standard">Disabler: <text:span text:style-name="T1">♦♦</text:span><text:span text:style-name="T3">◊</text:span><text:tab/><text:tab/>Jungler:<text:tab/><text:span text:style-name="T3">◊◊◊</text:span><text:tab/><text:tab/><text:tab/>Durable:<text:span text:style-name="T3"> </text:span><text:span text:style-name="T2">♦♦</text:span><text:span text:style-name="T3">◊</text:span></text:p>
      <text:p text:style-name="Standard">Escape:<text:tab/><text:span text:style-name="T1">♦</text:span><text:span text:style-name="T2">♦♦</text:span><text:tab/><text:tab/>Pusher:<text:span text:style-name="T3"> </text:span><text:span text:style-name="T2">♦♦</text:span><text:span text:style-name="T3">◊</text:span><text:tab/><text:tab/>Initiator: <text:span text:style-name="T1">♦♦</text:span><text:span text:style-name="T3">◊</text:span></text:p>
      <text:p text:style-name="P3">Breaking into multiple pieces and reforming at will, Slimetoad can cover all sides of the battlefield at once. After bounding from the cover of the trees, they can just as easily pull an enemy to them, or carry their momentum to latch to the faces of their unfortunate target. Either way, a grisly end is nigh.</text:p>
      <text:p text:style-name="P3"/>
      <text:list xml:id="list36583068" text:continue-numbering="true" text:style-name="Outline">
        <text:list-item>
          <text:h text:style-name="Heading_20_1" text:outline-level="1">Hero Lore</text:h>
        </text:list-item>
      </text:list>
      <text:p text:style-name="Standard"/>
      <text:list xml:id="list36585207" text:continue-numbering="true" text:style-name="Outline">
        <text:list-item>
          <text:h text:style-name="Heading_20_1" text:outline-level="1">Base Stats</text:h>
        </text:list-item>
      </text:list>
      <text:p text:style-name="P9">Strength: 22+3.7 per Level (Primary Attribute)</text:p>
      <text:p text:style-name="P10">Agility: 10+1.2<text:tab/>per Level</text:p>
      <text:p text:style-name="P11">Intelligence: 26+2.6 per Level</text:p>
      <text:p text:style-name="P2">Attack Type: Melee, 180 range</text:p>
      <text:p text:style-name="P2">Damage: Base 36-41; Total 58-63</text:p>
      <text:p text:style-name="P2">BAT: 1.7; IAS: 105</text:p>
      <text:p text:style-name="P2">Projectile Speed: n/a</text:p>
      <text:p text:style-name="P2">Armor: Base 4; Total 5.7</text:p>
      <text:p text:style-name="P2">Magic Resistance: 25%</text:p>
      <text:p text:style-name="P2">Move Speed: 300; Turn Rate: 0.6</text:p>
      <text:p text:style-name="P2"/>
      <text:list xml:id="list36564384" text:continue-numbering="true" text:style-name="Outline">
        <text:list-item>
          <text:h text:style-name="P17" text:outline-level="1">Ability Descriptions</text:h>
          <text:list>
            <text:list-item>
              <text:h text:style-name="Heading_20_2" text:outline-level="2">Q – Tongue Latch</text:h>
            </text:list-item>
          </text:list>
        </text:list-item>
      </text:list>
      <text:p text:style-name="Standard">Slimetoad shoots out a sticky appendage which latches onto the first enemy it hits, damaging it and dragging it halfway back to the toad that launched it. After being dragged, the affected enemy has its movement greatly slowed.</text:p>
      <text:p text:style-name="P13">Range: 1000<text:tab/><text:tab/><text:tab/><text:tab/>Movement Slow: </text:p>
      <text:p text:style-name="P13">Impact Damage: 90/180/270/360</text:p>
      <text:p text:style-name="Standard"><text:span text:style-name="T6">Cooldown: 16/15/14/13<text:tab/><text:tab/></text:span><text:span text:style-name="T5">Mana Cost: 100</text:span></text:p>
      <text:p text:style-name="P14">*Deals Magical Damage</text:p>
      <text:p text:style-name="P14">*Fully pierces BKB; does not proc Linkens</text:p>
      <text:p text:style-name="P14">*Fully Dispellable</text:p>
      <text:p text:style-name="P14"/>
      <text:p text:style-name="P4"/>
      <text:list xml:id="list36570339" text:continue-numbering="true" text:style-name="Outline">
        <text:list-item>
          <text:list>
            <text:list-item>
              <text:h text:style-name="P18" text:outline-level="2">W – Facehug</text:h>
            </text:list-item>
          </text:list>
        </text:list-item>
      </text:list>
      <text:p text:style-name="Standard">Slimetoad launches itself at the target enemy, attaching to it and attacking with a fixed frequency for 2/2/3/3 seconds. During this time, Slimetoad has a temporary HP pool of 100/200/300/400 and cannot regenerate health or cast any spells other than Detach. If it runs out of temporary HP, or is affected by any forced movement, it is detached from the target and returned to its ordinary state. An enemy can only be Facehugged by one Slimetoad at a time.</text:p>
      <text:p text:style-name="P15">Aghanim’s Shard Upgrade: Causes Facehug to pierce spell immunity, and makes the Slimetoad immune to spell damage while it is latched on.</text:p>
      <text:p text:style-name="P13">Duration:2/2/3/3<text:tab/><text:tab/><text:tab/>Attack Frequency: 1.2/1.0/0.8/0.6</text:p>
      <text:p text:style-name="P13">Temporary HP: 100/200/300/400</text:p>
      <text:p text:style-name="Standard"><text:span text:style-name="T6">Cooldown: 23/21/19/17<text:tab/><text:tab/></text:span><text:span text:style-name="T5">Mana Cost: 80/85/90/95</text:span></text:p>
      <text:p text:style-name="P14">*Deals damage as instant attacks, fully proccing on-hits</text:p>
      <text:p text:style-name="P14">*Moves with the enemy unless they move over 3000 units instantly</text:p>
      <text:p text:style-name="P14">*The slimetoad flies at its target at a speed of 1500, and cannot be disjointed</text:p>
      <text:p text:style-name="P14">*During Facehug, the Slimeling has 100% status resistance but takes full damage from spells.</text:p>
      <text:p text:style-name="P14">*At the end of the duration, the toad is placed 100 units in front of the target enemy with their original HP/mana. All spells apart from Detach are inactive but still cool down.</text:p>
      <text:p text:style-name="P14">*Items can be used while Facehugging</text:p>
      <text:p text:style-name="P14"/>
      <text:p text:style-name="P4"/>
      <text:list xml:id="list36578841" text:continue-numbering="true" text:style-name="Outline">
        <text:list-item>
          <text:list>
            <text:list-item>
              <text:h text:style-name="P18" text:outline-level="2">E – Leap and Bound</text:h>
            </text:list-item>
          </text:list>
        </text:list-item>
      </text:list>
      <text:p text:style-name="Standard">Slimetoad leaps towards the target location, then leaps again in the direction of the vector. At each location, it damages and stuns all nearby enemies and leaves behind a slime puddle that deals damage and reduces the armor of enemies that stay within it. Multiple puddles stack their debuffs.</text:p>
      <text:p text:style-name="P13">Stun/Puddle AoE: 220<text:tab/><text:tab/><text:tab/>Jump Range: 350</text:p>
      <text:p text:style-name="P13">Puddle Duration: 4/5/6/7<text:tab/><text:tab/>Puddle Armor Reduction: 2.5/3/3.5/4</text:p>
      <text:p text:style-name="P13">Puddle DPS: 20/30/40/50<text:tab/><text:tab/>Stun Duration: 0.8/1.2/1.6/2.0</text:p>
      <text:p text:style-name="P13">Impact Damage: 75/150/225/300</text:p>
      <text:p text:style-name="Standard"><text:span text:style-name="T6">Cooldown: 18<text:tab/><text:tab/><text:tab/><text:tab/></text:span><text:span text:style-name="T5">Mana Cost: 95</text:span></text:p>
      <text:p text:style-name="P14">*Deals physical damage for both impact and DPS</text:p>
      <text:p text:style-name="P14">*Can jump any distance for the first jump, always jumps 350 distance for the second</text:p>
      <text:p text:style-name="P14">*No aspects of the spell pierce BKB</text:p>
      <text:p text:style-name="P14"/>
      <text:p text:style-name="Standard"/>
      <text:list xml:id="list36559735" text:continue-numbering="true" text:style-name="Outline">
        <text:list-item>
          <text:list>
            <text:list-item>
              <text:h text:style-name="P18" text:outline-level="2">R – Fission</text:h>
            </text:list-item>
          </text:list>
        </text:list-item>
      </text:list>
      <text:p text:style-name="Standard">The Slimetoad splices its body, becoming 2 equally powerful Halfslimes. Starting from Level 2 Fission, Halfslime can then split itself further, becoming 2 equally powerful Quarterslimes. Health and Mana values are split evenly across each of the Slimelings, and current spell cooldown are transferred.</text:p>
      <text:p text:style-name="Standard">Each Slimeling has independent ability cooldowns, but share item cooldowns. Halfslimes and Quarterslimes deal a percentage less damage, gain less XP, and have lower mana costs than the whole Slimetoad.</text:p>
      <text:p text:style-name="P15">Aghanim’s Scepter Upgrade: Individual Slimelings now respawn independently. If all Slimelings are killed, the first one to respawn will return the entire Slimetoad back to life.</text:p>
      <text:p text:style-name="P13">Halfslime Damage: 50%/60%/70%<text:tab/>Halfslime XP Gain: 50%</text:p>
      <text:p text:style-name="P13">Quarterslime Damage: 0%/35%/45%<text:tab/>Quarterslime XP Gain: 25%</text:p>
      <text:p text:style-name="Standard"><text:span text:style-name="T6">Cooldown: 0.1<text:tab/><text:tab/><text:tab/><text:tab/></text:span><text:span text:style-name="T5">Mana Cost: 0</text:span></text:p>
      <text:p text:style-name="P14">*While targeting, the triangle will appear highlighted in green alongside the Vector Dash Path as a visualisation aid</text:p>
      <text:p text:style-name="P14"/>
      <text:list xml:id="list36587148" text:continue-numbering="true" text:style-name="Outline">
        <text:list-item>
          <text:list>
            <text:list-item>
              <text:h text:style-name="Heading_20_2" text:outline-level="2">D – Detach</text:h>
            </text:list-item>
          </text:list>
        </text:list-item>
      </text:list>
      <text:p text:style-name="Standard">Only available during Facehug.</text:p>
      <text:p text:style-name="Standard">Detach this Slimetoad from its target, returning it to its normal state.</text:p>
      <text:p text:style-name="Standard"><text:span text:style-name="T6">Cooldown: 0<text:tab/><text:tab/><text:tab/><text:tab/></text:span><text:span text:style-name="T5">Mana Cost: 0</text:span></text:p>
      <text:p text:style-name="Standard"><text:span text:style-name="T7">*</text:span><text:span text:style-name="T8">Immediately places this Slimeling 100 units in front of its target and returns it to a playable state, as though Facehug ended normally</text:span></text:p>
      <text:p text:style-name="P16"/>
      <text:list xml:id="list36577579" text:continue-numbering="true" text:style-name="Outline">
        <text:list-item>
          <text:list>
            <text:list-item>
              <text:h text:style-name="Heading_20_2" text:outline-level="2">F – Recombine</text:h>
            </text:list-item>
          </text:list>
        </text:list-item>
      </text:list>
      <text:p text:style-name="Standard">A Slimeling rushes towards another of the same size to recombine into a larger body. The moving Slimeling leaves behind a toxic trail that deals damage per second to units standing in it.</text:p>
      <text:p text:style-name="Standard">When recombining 2 slimes of different HP values, the greater HP/Mana percentage is maintained and the maximum HP/Mana values are added. The longest remaining cooldown per spell is maintained after recombining.</text:p>
      <text:p text:style-name="P13">Slime Trail DPS: 50/70/90<text:tab/><text:tab/>Trail Linger Duration: 2/3/4</text:p>
      <text:p text:style-name="Standard"><text:span text:style-name="T6">Cooldown: 0<text:tab/><text:tab/><text:tab/><text:tab/></text:span><text:span text:style-name="T5">Mana Cost: 0</text:span></text:p>
      <text:p text:style-name="Standard"><text:span text:style-name="T7">*</text:span><text:span text:style-name="T8">The spell can be cast on a Spell Immune Slimeling. The damage does not pierce Spell Immunity</text:span></text:p>
      <text:p text:style-name="Standard"><text:span text:style-name="T8">*The Slimeling runs at a speed of 700 towards its target, and can be targeted by attacks and spells. The run can be interrupted.</text:span></text:p>
      <text:p text:style-name="Standard"><text:span text:style-name="T8">*Effectively, the slimelings combine in a way that favours HP recovery and will not grant free spells.</text:span></text:p>
      <text:list xml:id="list36586853" text:continue-numbering="true" text:style-name="Outline">
        <text:list-item>
          <text:h text:style-name="P17" text:outline-level="1">Talents</text:h>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Slimelings Gain Independent Item Cooldowns</text:p>
          </table:table-cell>
          <table:table-cell table:style-name="Table1.A1" office:value-type="string">
            <text:p text:style-name="P5">25</text:p>
          </table:table-cell>
          <table:table-cell table:style-name="Table1.A1" office:value-type="string">
            <text:p text:style-name="P5">+20%/15% Halfslime/Quarterslime Damage Percentage</text:p>
          </table:table-cell>
        </table:table-row>
        <table:table-row table:style-name="Table1.1">
          <table:table-cell table:style-name="Table1.A1" office:value-type="string">
            <text:p text:style-name="P5">+500 Tongue Latch Range</text:p>
          </table:table-cell>
          <table:table-cell table:style-name="Table1.A1" office:value-type="string">
            <text:p text:style-name="P5">20</text:p>
          </table:table-cell>
          <table:table-cell table:style-name="Table1.A1" office:value-type="string">
            <text:p text:style-name="P5">+250 Facehug Temporary HP</text:p>
          </table:table-cell>
        </table:table-row>
        <table:table-row table:style-name="Table1.1">
          <table:table-cell table:style-name="Table1.A1" office:value-type="string">
            <text:p text:style-name="P5">+30 Damage</text:p>
          </table:table-cell>
          <table:table-cell table:style-name="Table1.A1" office:value-type="string">
            <text:p text:style-name="P5">15</text:p>
          </table:table-cell>
          <table:table-cell table:style-name="Table1.A1" office:value-type="string">
            <text:p text:style-name="P5">+150 Bound Distance</text:p>
          </table:table-cell>
        </table:table-row>
        <table:table-row table:style-name="Table1.4">
          <table:table-cell table:style-name="Table1.A1" office:value-type="string">
            <text:p text:style-name="P5">+4 Armor</text:p>
          </table:table-cell>
          <table:table-cell table:style-name="Table1.A1" office:value-type="string">
            <text:p text:style-name="P5">10</text:p>
          </table:table-cell>
          <table:table-cell table:style-name="Table1.A1" office:value-type="string">
            <text:p text:style-name="P5">+15 Movement Spee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en Scaife</meta:initial-creator>
    <dc:creator>Seb Scaife</dc:creator>
    <meta:editing-cycles>28</meta:editing-cycles>
    <meta:creation-date>2022-02-21T10:29:00</meta:creation-date>
    <dc:date>2022-05-06T16:33:53.96</dc:date>
    <meta:editing-duration>PT54M54S</meta:editing-duration>
    <meta:generator>OpenOffice/4.1.12$Win32 OpenOffice.org_project/4112m1$Build-9809</meta:generator>
    <meta:document-statistic meta:table-count="1" meta:image-count="0" meta:object-count="0" meta:page-count="7" meta:paragraph-count="85" meta:word-count="878" meta:character-count="5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